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itulo">
      <style:paragraph-properties fo:break-before="page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2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2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2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text-transform="uppercase" fo:color="#336633" style:font-name="Calibri2"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text-properties officeooo:rsid="007a8ad1" officeooo:paragraph-rsid="0080e0fa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text-properties officeooo:paragraph-rsid="0060fecb"/>
    </style:style>
    <style:style style:name="P13" style:family="paragraph" style:parent-style-name="Text_20_body">
      <style:text-properties officeooo:rsid="0060fecb" officeooo:paragraph-rsid="0060fecb"/>
    </style:style>
    <style:style style:name="P14" style:family="paragraph" style:parent-style-name="Text_20_body">
      <style:text-properties officeooo:rsid="00729700" officeooo:paragraph-rsid="007d309e"/>
    </style:style>
    <style:style style:name="P15" style:family="paragraph" style:parent-style-name="Text_20_body">
      <style:text-properties officeooo:rsid="007d309e" officeooo:paragraph-rsid="007d309e"/>
    </style:style>
    <style:style style:name="P16" style:family="paragraph" style:parent-style-name="Text_20_body">
      <style:text-properties officeooo:rsid="007f0d47" officeooo:paragraph-rsid="007f0d47"/>
    </style:style>
    <style:style style:name="P17" style:family="paragraph" style:parent-style-name="Text_20_body">
      <style:text-properties officeooo:rsid="007997bb" officeooo:paragraph-rsid="007997bb"/>
    </style:style>
    <style:style style:name="P18" style:family="paragraph" style:parent-style-name="Text_20_body">
      <style:text-properties officeooo:rsid="008000ab" officeooo:paragraph-rsid="008000ab"/>
    </style:style>
    <style:style style:name="P19" style:family="paragraph" style:parent-style-name="Text_20_body">
      <style:text-properties officeooo:rsid="0080e0fa" officeooo:paragraph-rsid="0080e0fa"/>
    </style:style>
    <style:style style:name="P20" style:family="paragraph" style:parent-style-name="Text_20_body">
      <style:text-properties officeooo:paragraph-rsid="0080e0fa"/>
    </style:style>
    <style:style style:name="P21" style:family="paragraph" style:parent-style-name="Text_20_body">
      <style:text-properties fo:font-weight="bold" officeooo:rsid="0080e0fa" officeooo:paragraph-rsid="0080e0fa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1c93ef" officeooo:paragraph-rsid="0060fecb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7bb300" officeooo:paragraph-rsid="00865224"/>
    </style:style>
    <style:style style:name="P2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28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2" fo:font-size="12pt" style:font-size-asian="12pt" style:font-size-complex="12pt"/>
    </style:style>
    <style:style style:name="P29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Código">
      <style:text-properties officeooo:paragraph-rsid="007f0d47"/>
    </style:style>
    <style:style style:name="P31" style:family="paragraph" style:parent-style-name="Código">
      <style:text-properties officeooo:rsid="007a8ad1" officeooo:paragraph-rsid="0080e0fa"/>
    </style:style>
    <style:style style:name="P32" style:family="paragraph" style:parent-style-name="Código">
      <style:text-properties officeooo:paragraph-rsid="0080e0fa"/>
    </style:style>
    <style:style style:name="P3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35" style:family="paragraph" style:parent-style-name="Notas_20_Informativas">
      <style:text-properties officeooo:rsid="0080e0fa" officeooo:paragraph-rsid="008a6790"/>
    </style:style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39" style:family="paragraph" style:parent-style-name="Código">
      <style:text-properties officeooo:paragraph-rsid="00903f0e"/>
    </style:style>
    <style:style style:name="P40" style:family="paragraph" style:parent-style-name="Código">
      <style:text-properties officeooo:paragraph-rsid="0090da76"/>
    </style:style>
    <style:style style:name="P41" style:family="paragraph" style:parent-style-name="Heading_20_1">
      <style:text-properties officeooo:rsid="002d53e8" officeooo:paragraph-rsid="002c515e"/>
    </style:style>
    <style:style style:name="P42" style:family="paragraph" style:parent-style-name="Heading_20_1">
      <style:text-properties officeooo:rsid="007f0d47" officeooo:paragraph-rsid="007f0d47"/>
    </style:style>
    <style:style style:name="P43" style:family="paragraph" style:parent-style-name="Heading_20_1" style:list-style-name="">
      <style:paragraph-properties fo:text-align="start" style:justify-single-word="false"/>
      <style:text-properties officeooo:rsid="008000ab" officeooo:paragraph-rsid="004faef8"/>
    </style:style>
    <style:style style:name="P44" style:family="paragraph" style:parent-style-name="Heading_20_1">
      <style:text-properties officeooo:rsid="008000ab" officeooo:paragraph-rsid="004faef8"/>
    </style:style>
    <style:style style:name="P45" style:family="paragraph" style:parent-style-name="Heading_20_1">
      <style:text-properties officeooo:rsid="001f42c5" officeooo:paragraph-rsid="0060fecb"/>
    </style:style>
    <style:style style:name="P46" style:family="paragraph" style:parent-style-name="Heading_20_1">
      <style:text-properties officeooo:paragraph-rsid="0060fecb"/>
    </style:style>
    <style:style style:name="P47" style:family="paragraph" style:parent-style-name="Heading_20_1">
      <style:paragraph-properties fo:break-before="page"/>
      <style:text-properties officeooo:rsid="00901d08" officeooo:paragraph-rsid="00901d08"/>
    </style:style>
    <style:style style:name="P48" style:family="paragraph" style:parent-style-name="Text_20_body">
      <style:text-properties officeooo:paragraph-rsid="00903f0e"/>
    </style:style>
    <style:style style:name="P49" style:family="paragraph" style:parent-style-name="Text_20_body">
      <style:text-properties officeooo:rsid="008000ab" officeooo:paragraph-rsid="008000ab"/>
    </style:style>
    <style:style style:name="P50" style:family="paragraph" style:parent-style-name="Text_20_body">
      <style:paragraph-properties fo:break-before="page"/>
      <style:text-properties officeooo:rsid="008000ab" officeooo:paragraph-rsid="008000ab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2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2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2" fo:font-size="12pt" style:font-size-asian="12pt" style:font-size-complex="12pt"/>
    </style:style>
    <style:style style:name="T8" style:family="text">
      <style:text-properties style:font-name="Calibri2" fo:font-size="12pt" officeooo:rsid="002ad048" style:font-size-asian="12pt" style:font-size-complex="12pt"/>
    </style:style>
    <style:style style:name="T9" style:family="text">
      <style:text-properties officeooo:rsid="001f42c5"/>
    </style:style>
    <style:style style:name="T10" style:family="text">
      <style:text-properties officeooo:rsid="0060fecb"/>
    </style:style>
    <style:style style:name="T11" style:family="text">
      <style:text-properties officeooo:rsid="0073c91d"/>
    </style:style>
    <style:style style:name="T12" style:family="text">
      <style:text-properties officeooo:rsid="007d309e"/>
    </style:style>
    <style:style style:name="T13" style:family="text">
      <style:text-properties fo:language="es" fo:country="ES" officeooo:rsid="007d309e"/>
    </style:style>
    <style:style style:name="T14" style:family="text">
      <style:text-properties officeooo:rsid="007f0d47"/>
    </style:style>
    <style:style style:name="T15" style:family="text">
      <style:text-properties officeooo:rsid="0080e0fa"/>
    </style:style>
    <style:style style:name="T16" style:family="text">
      <style:text-properties officeooo:rsid="00865224"/>
    </style:style>
    <style:style style:name="T17" style:family="text">
      <style:text-properties officeooo:rsid="00868a97"/>
    </style:style>
    <style:style style:name="T18" style:family="text">
      <style:text-properties officeooo:rsid="008a6790"/>
    </style:style>
    <style:style style:name="T19" style:family="text">
      <style:text-properties style:font-name="Calibri"/>
    </style:style>
    <style:style style:name="T20" style:family="text">
      <style:text-properties style:font-name="Calibri" officeooo:rsid="008a6790"/>
    </style:style>
    <style:style style:name="T21" style:family="text">
      <style:text-properties fo:text-transform="uppercase" fo:color="#336633" style:font-name="Calibri2" fo:font-size="24pt" fo:font-weight="bold" style:font-size-asian="24pt" style:font-weight-asian="bold" style:font-size-complex="24pt" style:font-weight-complex="bold"/>
    </style:style>
    <style:style style:name="T22" style:family="text">
      <style:text-properties fo:text-transform="uppercase" fo:color="#336633" style:font-name="Calibri2" fo:font-size="24pt" fo:font-weight="bold" officeooo:rsid="008c8425" style:font-size-asian="24pt" style:font-weight-asian="bold" style:font-size-complex="24pt" style:font-weight-complex="bold"/>
    </style:style>
    <style:style style:name="T23" style:family="text">
      <style:text-properties fo:text-transform="uppercase" fo:color="#336633" style:font-name="Calibri2" fo:font-size="24pt" fo:font-weight="bold" officeooo:rsid="008a6790" style:font-size-asian="24pt" style:font-weight-asian="bold" style:font-size-complex="24pt" style:font-weight-complex="bold"/>
    </style:style>
    <style:style style:name="T24" style:family="text">
      <style:text-properties fo:text-transform="uppercase" fo:color="#336633" style:font-name="Calibri2" fo:font-size="24pt" fo:font-weight="bold" officeooo:rsid="0016fc63" style:font-size-asian="24pt" style:font-weight-asian="bold" style:font-size-complex="24pt" style:font-weight-complex="bold"/>
    </style:style>
    <style:style style:name="T25" style:family="text">
      <style:text-properties officeooo:rsid="008ddc65"/>
    </style:style>
    <style:style style:name="T26" style:family="text">
      <style:text-properties officeooo:rsid="00901d08"/>
    </style:style>
    <style:style style:name="T27" style:family="text">
      <style:text-properties style:font-name="Calibri"/>
    </style:style>
    <style:style style:name="T28" style:family="text">
      <style:text-properties style:font-name="Calibri" officeooo:rsid="00903f0e"/>
    </style:style>
    <style:style style:name="T29" style:family="text">
      <style:text-properties officeooo:rsid="00903f0e"/>
    </style:style>
    <style:style style:name="T30" style:family="text">
      <style:text-properties style:font-name="Liberation Mono" fo:font-size="10pt" officeooo:rsid="00903f0e" style:font-name-asian="Courier New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90da76" style:font-name-asian="Courier New" style:font-size-asian="10pt" style:font-name-complex="Liberation Mono" style:font-size-complex="10pt"/>
    </style:style>
    <style:style style:name="T32" style:family="text">
      <style:text-properties style:font-name="Liberation Mono" fo:font-size="10pt" style:text-underline-style="none" officeooo:rsid="00903f0e" style:font-name-asian="Courier New" style:font-size-asian="10pt" style:font-name-complex="Liberation Mono" style:font-size-complex="10pt"/>
    </style:style>
    <style:style style:name="T33" style:family="text">
      <style:text-properties style:text-underline-style="none"/>
    </style:style>
    <style:style style:name="T34" style:family="text">
      <style:text-properties officeooo:rsid="0090da76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7" text:name="NumeroTema"/>
        <text:user-field-decl office:value-type="string" office:string-value="Clases y objetos en Javascript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36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24">U</text:span><text:span text:style-name="T22">D</text:span><text:span text:style-name="T21"> </text:span><text:span text:style-name="T22">0</text:span><text:span text:style-name="T23">7</text:span><text:span text:style-name="T21">.</text:span></text:p>
      <text:p text:style-name="P9"><text:user-field-get text:name="Tema">Clases y objetos en Javascript</text:user-field-get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Sergio García Barea</text:p>
      <text:p text:style-name="P26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29">201<text:span text:style-name="T25">9</text:span>/20<text:span text:style-name="T25">20</text:span></text:p>
      <text:p text:style-name="P28"><text:tab/><text:tab/><text:tab/><text:tab/><text:tab/><text:tab/><text:tab/><text:tab/><text:tab/><text:tab/>Versión:<text:date style:data-style-name="N104" text:date-value="2019-10-11T13:22:18.826989079">191011</text:date>.<text:time style:data-style-name="N105" text:time-value="2019-10-11T13:22:18.827132410">1320</text:time></text:p>
      <text:p text:style-name="P6"/>
      <text:p text:style-name="Standard"/>
      <text:p text:style-name="Standard"/>
      <text:p text:style-name="Standard"/>
      <text:p text:style-name="P11"><text:soft-page-break/>Licencia</text:p>
      <text:p text:style-name="Standard"/>
      <text:p text:style-name="P25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22"/>
      <text:p text:style-name="Notas_20_Informativas"><text:span text:style-name="T3"> </text:span>Atención</text:p>
      <text:p text:style-name="P22"/>
      <text:p text:style-name="Notas_20_Informativas"><text:span text:style-name="T3"></text:span> 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3">1. Introducción: Clases y objetos<text:tab/>3</text:p>
          <text:p text:style-name="P33">2. Definiendo clases<text:tab/>3</text:p>
          <text:p text:style-name="P34"><text:s/>2.1 <text:s/>Más ejemplos<text:tab/>4</text:p>
          <text:p text:style-name="P33">3. Utilizando Class<text:tab/>7</text:p>
          <text:p text:style-name="P33">4. Pasando variables, arrays y objetos a cadenas: JSON<text:tab/>7</text:p>
          <text:p text:style-name="P33">5. Material adicional<text:tab/>8</text:p>
          <text:p text:style-name="P33">6. Bibliografía<text:tab/>8</text:p>
        </text:index-body>
      </text:table-of-content>
      <text:p text:style-name="Standard"/>
      <text:p text:style-name="Standard"/>
      <text:p text:style-name="Titulo"/>
      <text:p text:style-name="P2">UD0<text:user-field-get text:name="NumeroTema">7</text:user-field-get>. <text:user-field-get text:name="Tema">Clases y objetos en Javascript</text:user-field-get></text:p>
      <text:h text:style-name="P41" text:outline-level="1"><text:bookmark-start text:name="__RefHeading___Toc1667_1226975039"/>Introducción: <text:span text:style-name="T12">Clases y objetos</text:span><text:bookmark-end text:name="__RefHeading___Toc1667_1226975039"/></text:h>
      <text:p text:style-name="P14"><text:span text:style-name="T13">Javascript es un lenguaje que permite el uso de objetos</text:span><text:span text:style-name="T11">. Muchas veces el término clase y objeto se confunden. Una definición podría ser que una clase define “como es un objeto” y que un objeto es la plasmación efectiva de ese objeto. A partir de una clase se pueden crear si se desea muchos objetos.</text:span></text:p>
      <text:p text:style-name="P14"/>
      <text:p text:style-name="P15">Para entenderlo un ejemplo: supongamos tenemos la clase “casa”. Esa clase define que atributos tiene una casa. Un ejemplo de esos atributos podría ser: dirección, numero habitaciones, metros cuadrados. </text:p>
      <text:p text:style-name="P14"/>
      <text:p text:style-name="P15">Ahora bien, cada objeto es una casa existente. Podemos tener por ejemplo dos objetos que surgen a partir de la c<text:span text:style-name="T18">l</text:span>ase “casa”. Uno seria una casa con dirección “Avenida del puerto 1, Valencia”, 3 habitaciones y 100m2 y otro una casa con dirección “Calle Colón 1, Valencia”, 5 habitaciones y 200m2.</text:p>
      <text:p text:style-name="P15">La clase definía como podían ser los objetos y los objetos en si son clases contextualizadas en algo concreto.</text:p>
      <text:h text:style-name="P42" text:outline-level="1"><text:bookmark-start text:name="__RefHeading___Toc1139_1842068708"/>Definiendo clases <text:bookmark-end text:name="__RefHeading___Toc1139_1842068708"/></text:h>
      <text:p text:style-name="P16">La forma de definir clases en Javascript es ligeramente distinta a la utilizada en otros lenguajes de programación. Aquí la forma de definir una clase y su constructor asociado es simplemente definir una función.</text:p>
      <text:p text:style-name="P30"><text:span text:style-name="Source_20_Text">function </text:span><text:span text:style-name="Source_20_Text"><text:span text:style-name="T14">coche</text:span></text:span><text:span text:style-name="Source_20_Text">(marca, modelo, </text:span><text:span text:style-name="Source_20_Text"><text:span text:style-name="T14">anyo, matricula</text:span></text:span><text:span text:style-name="Source_20_Text">) {</text:span></text:p>
      <text:p text:style-name="P30"><text:span text:style-name="Source_20_Text"><text:tab/>// </text:span><text:span text:style-name="Source_20_Text"><text:span text:style-name="T14">Definimos una funcion para la clase </text:span></text:span></text:p>
      <text:p text:style-name="Código"><text:span text:style-name="Source_20_Text"><text:tab/>function mostrar</text:span><text:span text:style-name="Source_20_Text"><text:span text:style-name="T14">Coche</text:span></text:span><text:span text:style-name="Source_20_Text">() {</text:span></text:p>
      <text:p text:style-name="Código"><text:span text:style-name="Source_20_Text"><text:tab/><text:tab/>var resultado = "</text:span><text:span text:style-name="Source_20_Text"><text:span text:style-name="T14">Marca </text:span></text:span><text:span text:style-name="Source_20_Text">" + this.</text:span><text:span text:style-name="Source_20_Text"><text:span text:style-name="T14">marca+ “ modelo “ +this.modelo</text:span></text:span><text:span text:style-name="Source_20_Text">;</text:span></text:p>
      <text:p text:style-name="Código"><text:span text:style-name="Source_20_Text"><text:tab/><text:tab/></text:span><text:span text:style-name="Source_20_Text"><text:span text:style-name="T14">alert(resultado);</text:span></text:span></text:p>
      <text:p text:style-name="Código"><text:span text:style-name="Source_20_Text"><text:tab/>}</text:span></text:p>
      <text:p text:style-name="Código"><text:span text:style-name="Source_20_Text"><text:tab/>// </text:span><text:span text:style-name="Source_20_Text"><text:span text:style-name="T14">Definimos e inicializamos los atributos</text:span></text:span></text:p>
      <text:p text:style-name="P30"><text:span text:style-name="Source_20_Text"><text:tab/></text:span><text:span text:style-name="Source_20_Text"><text:span text:style-name="T14">this.marca=marca;</text:span></text:span></text:p>
      <text:p text:style-name="P30"><text:span text:style-name="Source_20_Text"><text:tab/></text:span><text:span text:style-name="Source_20_Text"><text:span text:style-name="T14">this.modelo=modelo;</text:span></text:span></text:p>
      <text:p text:style-name="P30"><text:span text:style-name="Source_20_Text"><text:tab/></text:span><text:span text:style-name="Source_20_Text"><text:span text:style-name="T14">this.anyo=anyo;</text:span></text:span></text:p>
      <text:p text:style-name="P30"><text:span text:style-name="Source_20_Text"><text:tab/></text:span><text:span text:style-name="Source_20_Text"><text:span text:style-name="T14">this.matricula=matricula;</text:span></text:span></text:p>
      <text:p text:style-name="P30"><text:span text:style-name="Source_20_Text"><text:tab/>// </text:span><text:span text:style-name="Source_20_Text"><text:span text:style-name="T14">Asociamos la funcion definido antes al objeto</text:span></text:span></text:p>
      <text:p text:style-name="P30"><text:span text:style-name="Source_20_Text"><text:tab/></text:span><text:span text:style-name="Source_20_Text"><text:span text:style-name="T14">this.mostrarCoche=mostrarCoche;</text:span></text:span></text:p>
      <text:p text:style-name="Código"><text:span text:style-name="Source_20_Text">}</text:span></text:p>
      <text:p text:style-name="P17"/>
      <text:p text:style-name="P16"><text:soft-page-break/>Esta clase la utilizaríamos como en este ejemplo:</text:p>
      <text:p text:style-name="P21">Ejemplo:</text:p>
      <text:p text:style-name="P30"><text:span text:style-name="Source_20_Text">// </text:span><text:span text:style-name="Source_20_Text"><text:span text:style-name="T14">Construimos los objetos a partir de la clase</text:span></text:span></text:p>
      <text:p text:style-name="P30"><text:span text:style-name="Source_20_Text"><text:span text:style-name="T14">var coche1=new coche(“Seat”,”Ibiza”,2000,”1234ABC”);</text:span></text:span></text:p>
      <text:p text:style-name="Código"><text:span text:style-name="Source_20_Text">var coche2=new coche(“Ford”,”Mondeo”,1999,”2235CNF”);</text:span></text:p>
      <text:p text:style-name="P30"><text:span text:style-name="Source_20_Text">// </text:span><text:span text:style-name="Source_20_Text"><text:span text:style-name="T14">Ejecutamos el metodo en ambos objetos</text:span></text:span></text:p>
      <text:p text:style-name="P30"><text:span text:style-name="Source_20_Text"><text:span text:style-name="T14">coche1.mostrarCoche();</text:span></text:span></text:p>
      <text:p text:style-name="P30"><text:span text:style-name="Source_20_Text"><text:span text:style-name="T14">coche2.mostrarCoche();</text:span></text:span></text:p>
      <text:p text:style-name="P30"><text:span text:style-name="Source_20_Text"/></text:p>
      <text:p text:style-name="P30"><text:span text:style-name="Source_20_Text">// </text:span><text:span text:style-name="Source_20_Text"><text:span text:style-name="T14">Mostramos la matricula del segundo objeto</text:span></text:span></text:p>
      <text:p text:style-name="P30"><text:span text:style-name="Source_20_Text"><text:span text:style-name="T14">alert(coche2.matricula);</text:span></text:span></text:p>
      <text:p text:style-name="P10"/>
      <text:h text:style-name="Heading_20_2" text:outline-level="2"><text:bookmark-start text:name="__RefHeading___Toc1141_1842068708"/><text:span text:style-name="Source_20_Text"><text:span text:style-name="T19">Más ejemplos</text:span></text:span><text:bookmark-end text:name="__RefHeading___Toc1141_1842068708"/></text:h>
      <text:p text:style-name="Text_20_body"><text:span text:style-name="Source_20_Text"><text:span text:style-name="T19">Vamos </text:span></text:span><text:span text:style-name="Source_20_Text"><text:span text:style-name="T20">a</text:span></text:span><text:span text:style-name="Source_20_Text"><text:span text:style-name="T19"> crear una clase Hotel, que tenga un array de elementos que serán de la clase habitación. Estos tendrán </text:span></text:span><text:span text:style-name="Source_20_Text"><text:span text:style-name="T20">métodos</text:span></text:span><text:span text:style-name="Source_20_Text"><text:span text:style-name="T19"> para consulta, liberación y ocupación de habitaciones.</text:span></text:span></text:p>
      <text:p text:style-name="Text_20_body"><text:span text:style-name="Source_20_Text"><text:span text:style-name="T19">NOTA: Se aporta este ejemplo en formato editable como complemento al tema.</text:span></text:span></text:p>
      <text:p text:style-name="Código"><text:span text:style-name="Source_20_Text">// Definimos la clase habitacion</text:span></text:p>
      <text:p text:style-name="Código"><text:span text:style-name="Source_20_Text"/></text:p>
      <text:p text:style-name="Código"><text:span text:style-name="Source_20_Text">function habitacion(id,m2,libre){</text:span></text:p>
      <text:p text:style-name="Código"><text:span text:style-name="Source_20_Text"><text:tab/>// Atributos clase habitacion</text:span></text:p>
      <text:p text:style-name="Código"><text:span text:style-name="Source_20_Text"><text:tab/>this.id=id;</text:span></text:p>
      <text:p text:style-name="Código"><text:span text:style-name="Source_20_Text"><text:tab/>this.m2=m2;</text:span></text:p>
      <text:p text:style-name="Código"><text:span text:style-name="Source_20_Text"><text:tab/>this.libre=libre;</text:span></text:p>
      <text:p text:style-name="Código"><text:span text:style-name="Source_20_Text"/></text:p>
      <text:p text:style-name="Código"><text:span text:style-name="Source_20_Text"><text:tab/>// Funciones clase habitacion</text:span></text:p>
      <text:p text:style-name="Código"><text:span text:style-name="Source_20_Text"/></text:p>
      <text:p text:style-name="Código"><text:span text:style-name="Source_20_Text"><text:tab/>function consultar(){</text:span></text:p>
      <text:p text:style-name="Código"><text:span text:style-name="Source_20_Text"><text:tab/><text:tab/>if(</text:span><text:span text:style-name="Source_20_Text"><text:span text:style-name="T17">this.</text:span></text:span><text:span text:style-name="Source_20_Text">libre==true){</text:span></text:p>
      <text:p text:style-name="Código"><text:span text:style-name="Source_20_Text"><text:tab/><text:tab/><text:tab/>alert("Habitacion "+this.id+ " esta libre");</text:span></text:p>
      <text:p text:style-name="Código"><text:span text:style-name="Source_20_Text"><text:tab/><text:tab/>} else {</text:span></text:p>
      <text:p text:style-name="Código"><text:span text:style-name="Source_20_Text"><text:tab/><text:tab/><text:tab/>alert("Habitacion "+this.id+" esta ocupada");</text:span></text:p>
      <text:p text:style-name="Código"><text:span text:style-name="Source_20_Text"><text:tab/><text:tab/>}<text:tab/></text:span></text:p>
      <text:p text:style-name="Código"><text:span text:style-name="Source_20_Text"><text:tab/>}</text:span></text:p>
      <text:p text:style-name="Código"><text:span text:style-name="Source_20_Text"><text:tab/>this.consultar=consultar;</text:span></text:p>
      <text:p text:style-name="Código"><text:span text:style-name="Source_20_Text"/></text:p>
      <text:p text:style-name="Código"><text:span text:style-name="Source_20_Text"><text:tab/>// M</text:span><text:span text:style-name="Source_20_Text"><text:span text:style-name="T16">a</text:span></text:span><text:span text:style-name="Source_20_Text">rca la habitacion como ocupada</text:span></text:p>
      <text:p text:style-name="Código"><text:soft-page-break/><text:span text:style-name="Source_20_Text"><text:tab/>function ocupar(){</text:span></text:p>
      <text:p text:style-name="Código"><text:span text:style-name="Source_20_Text"><text:tab/><text:tab/></text:span><text:span text:style-name="Source_20_Text"><text:span text:style-name="T17">this.</text:span></text:span><text:span text:style-name="Source_20_Text">libre=false;</text:span></text:p>
      <text:p text:style-name="Código"><text:span text:style-name="Source_20_Text"><text:tab/>}</text:span></text:p>
      <text:p text:style-name="Código"><text:span text:style-name="Source_20_Text"><text:tab/>this.ocupar=ocupar;</text:span></text:p>
      <text:p text:style-name="Código"><text:span text:style-name="Source_20_Text"/></text:p>
      <text:p text:style-name="Código"><text:span text:style-name="Source_20_Text"><text:tab/>// MArca la habitacion como libre</text:span></text:p>
      <text:p text:style-name="Código"><text:span text:style-name="Source_20_Text"><text:tab/>function liberar(){</text:span></text:p>
      <text:p text:style-name="Código"><text:span text:style-name="Source_20_Text"><text:tab/><text:tab/></text:span><text:span text:style-name="Source_20_Text"><text:span text:style-name="T17">this.</text:span></text:span><text:span text:style-name="Source_20_Text">libre=true;</text:span></text:p>
      <text:p text:style-name="Código"><text:span text:style-name="Source_20_Text"><text:tab/>}</text:span></text:p>
      <text:p text:style-name="Código"><text:span text:style-name="Source_20_Text"><text:tab/>this.liberar=liberar;</text:span></text:p>
      <text:p text:style-name="Código"><text:span text:style-name="Source_20_Text"/></text:p>
      <text:p text:style-name="Código"><text:span text:style-name="Source_20_Text"><text:tab/>// Codigo inicializacion (no hay en este ejemplo)</text:span></text:p>
      <text:p text:style-name="Código"><text:span text:style-name="Source_20_Text"/></text:p>
      <text:p text:style-name="Código"><text:span text:style-name="Source_20_Text">}</text:span></text:p>
      <text:p text:style-name="Código"><text:span text:style-name="Source_20_Text"/></text:p>
      <text:p text:style-name="Código"><text:span text:style-name="Source_20_Text">// Definimos la clase Hotel</text:span></text:p>
      <text:p text:style-name="Código"><text:span text:style-name="Source_20_Text">function hotel(nombre,nhab) {</text:span></text:p>
      <text:p text:style-name="Código"><text:span text:style-name="Source_20_Text"><text:tab/>// Atributos del hotel</text:span></text:p>
      <text:p text:style-name="Código"><text:span text:style-name="Source_20_Text"><text:tab/>this.nombre=nombre;</text:span></text:p>
      <text:p text:style-name="Código"><text:span text:style-name="Source_20_Text"><text:tab/>this.nhab=nhab;</text:span></text:p>
      <text:p text:style-name="Código"><text:span text:style-name="Source_20_Text"><text:tab/>// Aqui guardaremos Array de habitaciones</text:span></text:p>
      <text:p text:style-name="Código"><text:span text:style-name="Source_20_Text"><text:tab/>this.arrayHabs=new Array();</text:span></text:p>
      <text:p text:style-name="Código"><text:span text:style-name="Source_20_Text"><text:tab/></text:span></text:p>
      <text:p text:style-name="Código"><text:span text:style-name="Source_20_Text"><text:tab/>// D</text:span><text:span text:style-name="Source_20_Text"><text:span text:style-name="T18">e</text:span></text:span><text:span text:style-name="Source_20_Text">finicion y asignacion de metodos de la clase</text:span></text:p>
      <text:p text:style-name="Código"><text:span text:style-name="Source_20_Text"/></text:p>
      <text:p text:style-name="Código"><text:span text:style-name="Source_20_Text"/></text:p>
      <text:p text:style-name="Código"><text:span text:style-name="Source_20_Text"><text:tab/>// M</text:span><text:span text:style-name="Source_20_Text"><text:span text:style-name="T18">a</text:span></text:span><text:span text:style-name="Source_20_Text">rca la habitacion recibida como parametro como ocupada</text:span></text:p>
      <text:p text:style-name="Código"><text:span text:style-name="Source_20_Text"><text:tab/>function ocuparHab(n){</text:span></text:p>
      <text:p text:style-name="Código"><text:span text:style-name="Source_20_Text"><text:tab/><text:tab/>this.arrayHabs[n].ocupar();</text:span></text:p>
      <text:p text:style-name="Código"><text:span text:style-name="Source_20_Text"><text:tab/>}</text:span></text:p>
      <text:p text:style-name="Código"><text:span text:style-name="Source_20_Text"><text:tab/>this.ocuparHab=ocuparHab;</text:span></text:p>
      <text:p text:style-name="Código"><text:span text:style-name="Source_20_Text"/></text:p>
      <text:p text:style-name="Código"><text:span text:style-name="Source_20_Text"><text:tab/>// M</text:span><text:span text:style-name="Source_20_Text"><text:span text:style-name="T18">a</text:span></text:span><text:span text:style-name="Source_20_Text">rca la habitacion recibida como parametro como libre</text:span></text:p>
      <text:p text:style-name="Código"><text:span text:style-name="Source_20_Text"><text:tab/>function liberarHab(n){</text:span></text:p>
      <text:p text:style-name="Código"><text:span text:style-name="Source_20_Text"><text:tab/><text:tab/>this.arrayHabs[n].liberar();</text:span></text:p>
      <text:p text:style-name="Código"><text:span text:style-name="Source_20_Text"><text:tab/>}</text:span></text:p>
      <text:p text:style-name="Código"><text:span text:style-name="Source_20_Text"><text:tab/>this.liberarHab=liberarHab;</text:span></text:p>
      <text:p text:style-name="Código"><text:span text:style-name="Source_20_Text"/></text:p>
      <text:p text:style-name="Código"><text:soft-page-break/><text:span text:style-name="Source_20_Text"><text:tab/>function consultarHab(n){</text:span></text:p>
      <text:p text:style-name="Código"><text:span text:style-name="Source_20_Text"><text:tab/><text:tab/>this.arrayHabs[n].consultar();</text:span></text:p>
      <text:p text:style-name="Código"><text:span text:style-name="Source_20_Text"><text:tab/>}</text:span></text:p>
      <text:p text:style-name="Código"><text:span text:style-name="Source_20_Text"><text:tab/></text:span></text:p>
      <text:p text:style-name="Código"><text:span text:style-name="Source_20_Text"><text:tab/>this.consultarHab=consultarHab;</text:span></text:p>
      <text:p text:style-name="Código"><text:span text:style-name="Source_20_Text"/></text:p>
      <text:p text:style-name="Código"><text:span text:style-name="Source_20_Text"><text:tab/>// Codigo inicializador del hotel<text:tab/></text:span></text:p>
      <text:p text:style-name="Código"><text:span text:style-name="Source_20_Text"><text:tab/>for(i=0;i&lt;nhab;i++){</text:span></text:p>
      <text:p text:style-name="Código"><text:span text:style-name="Source_20_Text"><text:tab/><text:tab/>// Creamos habitaciones con id i, 30 m2 y libres</text:span></text:p>
      <text:p text:style-name="Código"><text:span text:style-name="Source_20_Text"><text:tab/><text:tab/>this.arrayHabs[i]=new habitacion(i,30,true);</text:span></text:p>
      <text:p text:style-name="Código"><text:span text:style-name="Source_20_Text"><text:tab/>}</text:span></text:p>
      <text:p text:style-name="Código"><text:span text:style-name="Source_20_Text">}</text:span></text:p>
      <text:p text:style-name="Código"><text:span text:style-name="Source_20_Text"/></text:p>
      <text:p text:style-name="Código"><text:span text:style-name="Source_20_Text">// Creo un hotel</text:span></text:p>
      <text:p text:style-name="Código"><text:span text:style-name="Source_20_Text">var miHotel=new hotel("CEED House",20);</text:span></text:p>
      <text:p text:style-name="Código"><text:span text:style-name="Source_20_Text"/></text:p>
      <text:p text:style-name="Código"><text:span text:style-name="Source_20_Text">//Ocupo 2 hab</text:span></text:p>
      <text:p text:style-name="Código"><text:span text:style-name="Source_20_Text">miHotel.ocuparHab(1);</text:span></text:p>
      <text:p text:style-name="Código"><text:span text:style-name="Source_20_Text">miHotel.ocuparHab(2);</text:span></text:p>
      <text:p text:style-name="Código"><text:span text:style-name="Source_20_Text"/></text:p>
      <text:p text:style-name="Código"><text:span text:style-name="Source_20_Text">// Consulto</text:span></text:p>
      <text:p text:style-name="Código"><text:span text:style-name="Source_20_Text">miHotel.consultarHab(1);</text:span></text:p>
      <text:p text:style-name="Código"><text:span text:style-name="Source_20_Text">miHotel.consultarHab(2);</text:span></text:p>
      <text:p text:style-name="Código"><text:span text:style-name="Source_20_Text"/></text:p>
      <text:p text:style-name="Código"><text:span text:style-name="Source_20_Text">// Libero la primera</text:span></text:p>
      <text:p text:style-name="Código"><text:span text:style-name="Source_20_Text">miHotel.liberarHab(1);</text:span></text:p>
      <text:p text:style-name="Código"><text:span text:style-name="Source_20_Text"/></text:p>
      <text:p text:style-name="Código"><text:span text:style-name="Source_20_Text">// Consulto</text:span></text:p>
      <text:p text:style-name="Código"><text:span text:style-name="Source_20_Text">miHotel.consultarHab(1);</text:span></text:p>
      <text:p text:style-name="Código"><text:span text:style-name="Source_20_Text">miHotel.consultarHab(2);</text:span></text:p>
      <text:p text:style-name="P20"><text:span text:style-name="Source_20_Text"/></text:p>
      <text:h text:style-name="P43" text:outline-level="1"/>
      <text:h text:style-name="P47" text:outline-level="1"><text:bookmark-start text:name="__RefHeading___Toc1143_1842068708"/>Utilizando Class<text:bookmark-end text:name="__RefHeading___Toc1143_1842068708"/></text:h>
      <text:p text:style-name="Text_20_body">Con la versión de Javascript ES6 (ECMAScript 2015) podemos utilizar “class” para la definición de objetos.</text:p>
      <text:p text:style-name="Text_20_body">La palabra reservada “class” es un tipo de función, pero en lugar de usar la palabra clave “function”, se utiliza la palabra “class” y las propiedades son asi<text:span text:style-name="T26">g</text:span>nadas usando el método “<text:span text:style-name="Source_20_Text"><text:span text:style-name="T19">constructor(</text:span></text:span><text:span text:style-name="Source_20_Text"><text:span text:style-name="T28">)”.</text:span></text:span></text:p>
      <text:p text:style-name="P48"><text:span text:style-name="Source_20_Text"><text:span text:style-name="T28">Un ejemplo de uso:</text:span></text:span></text:p>
      <text:p text:style-name="Código"><text:span text:style-name="Source_20_Text">class </text:span><text:span text:style-name="Source_20_Text"><text:span text:style-name="T29">TarjetaFelicitacion</text:span></text:span><text:span text:style-name="Source_20_Text"> {</text:span></text:p>
      <text:p text:style-name="P40"><text:span text:style-name="Source_20_Text"><text:s text:c="2"/>// </text:span><text:span text:style-name="Source_20_Text"><text:span text:style-name="T34">Constructor que se inicializa con un mensaje asociado </text:span></text:span></text:p>
      <text:p text:style-name="P40"><text:span text:style-name="Source_20_Text"><text:span text:style-name="T34"><text:s text:c="2"/>// a una tarjeta de felicitacioón</text:span></text:span></text:p>
      <text:p text:style-name="P40"><text:span text:style-name="Source_20_Text"><text:s text:c="2"/>constructor(</text:span><text:span text:style-name="Source_20_Text"><text:span text:style-name="T30">mensaje</text:span></text:span><text:span text:style-name="Source_20_Text">) {</text:span></text:p>
      <text:p text:style-name="P39"><text:span text:style-name="Source_20_Text"><text:s text:c="4"/>this.</text:span><text:span text:style-name="Source_20_Text"><text:span text:style-name="T30">mensajeTarjeta</text:span></text:span><text:span text:style-name="Source_20_Text"> = </text:span><text:span text:style-name="Source_20_Text"><text:span text:style-name="T30">mensaje</text:span></text:span><text:span text:style-name="Source_20_Text">;</text:span></text:p>
      <text:p text:style-name="Código"><text:span text:style-name="Source_20_Text"><text:s text:c="2"/>}</text:span></text:p>
      <text:p text:style-name="Código"><text:span text:style-name="Source_20_Text"><text:s text:c="2"/>// </text:span><text:span text:style-name="Source_20_Text"><text:span text:style-name="T34">Recibe el nombre del destinatario y devuelve un mensaje personalizado</text:span></text:span></text:p>
      <text:p text:style-name="Código"><text:span text:style-name="Source_20_Text"><text:s text:c="2"/></text:span><text:span text:style-name="Source_20_Text"><text:span text:style-name="T29">get</text:span></text:span><text:span text:style-name="Source_20_Text"><text:span text:style-name="T30">Mensaje</text:span></text:span><text:span text:style-name="Source_20_Text">(</text:span><text:span text:style-name="Source_20_Text"><text:span text:style-name="T29">nombre</text:span></text:span><text:span text:style-name="Source_20_Text">) {</text:span></text:p>
      <text:p text:style-name="P39"><text:span text:style-name="Source_20_Text"><text:s text:c="4"/>return x + ", </text:span><text:span text:style-name="Source_20_Text"><text:span text:style-name="T29">tengo este mensaje para ti</text:span></text:span><text:span text:style-name="Source_20_Text"> " + this.</text:span><text:span text:style-name="Source_20_Text"><text:span text:style-name="T30">mensajeTarjeta </text:span></text:span><text:span text:style-name="Source_20_Text">;</text:span></text:p>
      <text:p text:style-name="Código"><text:span text:style-name="Source_20_Text"><text:s text:c="2"/>}</text:span></text:p>
      <text:p text:style-name="Código"><text:span text:style-name="Source_20_Text">}</text:span></text:p>
      <text:p text:style-name="Código"><text:span text:style-name="Source_20_Text">// </text:span><text:span text:style-name="Source_20_Text"><text:span text:style-name="T34">Instanciamos la tarjeta con un mensaje</text:span></text:span></text:p>
      <text:p text:style-name="P39"><text:span text:style-name="Source_20_Text">m</text:span><text:span text:style-name="Source_20_Text"><text:span text:style-name="T29">iTarjeta</text:span></text:span><text:span text:style-name="Source_20_Text"> = new </text:span><text:span text:style-name="Source_20_Text"><text:span text:style-name="T29">TarjetaFelicitacion</text:span></text:span><text:span text:style-name="Source_20_Text">("</text:span><text:span text:style-name="Source_20_Text"><text:span text:style-name="T30">Feliz cumple!</text:span></text:span><text:span text:style-name="Source_20_Text">");</text:span></text:p>
      <text:p text:style-name="P39"><text:span text:style-name="Source_20_Text">// </text:span><text:span text:style-name="Source_20_Text"><text:span text:style-name="T34">Obtenemos el mensaje generado y lo metemos en el HTML de miDiv</text:span></text:span></text:p>
      <text:p text:style-name="Código"><text:span text:style-name="Source_20_Text">document.getElementById("</text:span><text:span text:style-name="Source_20_Text"><text:span text:style-name="T31">miDiv</text:span></text:span><text:span text:style-name="Source_20_Text">").innerHTML = </text:span><text:span text:style-name="Source_20_Text"><text:span text:style-name="T32">miTarjeta</text:span></text:span><text:span text:style-name="Source_20_Text"><text:span text:style-name="T33">.present</text:span></text:span><text:span text:style-name="Source_20_Text">("</text:span><text:span text:style-name="Source_20_Text"><text:span text:style-name="T30">Carlos</text:span></text:span><text:span text:style-name="Source_20_Text">");</text:span></text:p>
      <text:p text:style-name="Text_20_body"><text:span text:style-name="Source_20_Text"><text:span text:style-name="T19">Mas información en </text:span></text:span><text:a xlink:type="simple" xlink:href="https://www.w3schools.com/js/js_classes.asp" text:style-name="Internet_20_link" text:visited-style-name="Visited_20_Internet_20_Link"><text:span text:style-name="Source_20_Text"><text:span text:style-name="T19">https://www.w3schools.com/js/js_classes.asp</text:span></text:span></text:a></text:p>
      <text:h text:style-name="P44" text:outline-level="1"><text:bookmark-start text:name="__RefHeading___Toc1905_1568655339"/>Pasando variables, arrays y objetos a cadenas: JSON<text:bookmark-end text:name="__RefHeading___Toc1905_1568655339"/></text:h>
      <text:p text:style-name="P18">JSON es una notación para convertir <text:span text:style-name="T15">variables, arrays y </text:span>objetos en cadenas de texto y <text:span text:style-name="T18">así</text:span> poder facilitar la comunicación entre distintos programas (<text:span text:style-name="T18">enviándose</text:span> el contenido de un objeto como cadena de texto.</text:p>
      <text:p text:style-name="P18"><text:span text:style-name="T18">Más</text:span> información sobre el formato en <text:a xlink:type="simple" xlink:href="http://www.w3schools.com/js/js_json.asp" text:style-name="Internet_20_link" text:visited-style-name="Visited_20_Internet_20_Link">http://www.w3schools.com/js/js_json.asp</text:a></text:p>
      <text:p text:style-name="P19">En este tema solo explicaremos su uso, con un fin introductorio. Será utilizado más adelante en los temas.</text:p>
      <text:p text:style-name="P35"><text:span text:style-name="T3"> </text:span><text:span text:style-name="T18">JSON es uno de los formatos más utilizados para intercambiar información entre programas (cliente, servidor, API...).</text:span></text:p>
      <text:p text:style-name="P18"/>
      <text:p text:style-name="P50">En Javascript podemos usar JSON de la siguiente forma:</text:p>
      <text:p text:style-name="P19">Para convertir un objeto a texto siguiendo el formato JSON:</text:p>
      <text:p text:style-name="Código"><text:span text:style-name="Source_20_Text"><text:span text:style-name="T15">textoJSON=</text:span></text:span><text:span text:style-name="Source_20_Text">JSON.stringify(</text:span><text:span text:style-name="Source_20_Text"><text:span text:style-name="T15">objeto</text:span></text:span><text:span text:style-name="Source_20_Text">);</text:span></text:p>
      <text:p text:style-name="P19">Para convertir una cadena de textoen JSON a un objeto usamos:</text:p>
      <text:p text:style-name="Código">var <text:span text:style-name="T15">objeto</text:span> = JSON.parse(<text:span text:style-name="T15">textoJSON</text:span>);</text:p>
      <text:p text:style-name="P21">Ejemplo:</text:p>
      <text:p text:style-name="P19">// Suponemos el objeto coche definido anteriormente en el apartado 2</text:p>
      <text:p text:style-name="P32"><text:span text:style-name="Source_20_Text">// </text:span><text:span text:style-name="Source_20_Text"><text:span text:style-name="T14">Construimos los objetos a partir de la clase</text:span></text:span></text:p>
      <text:p text:style-name="P32"><text:span text:style-name="Source_20_Text"><text:span text:style-name="T14">var coche1=new coche(“Seat”,”Ibiza”,2000,”1234ABC”);</text:span></text:span></text:p>
      <text:p text:style-name="P31"><text:span text:style-name="Source_20_Text"><text:span text:style-name="T15">textoJSON=JSON.stringify(coche1);</text:span></text:span></text:p>
      <text:p text:style-name="P31"><text:span text:style-name="Source_20_Text"><text:span text:style-name="T15">alert(textoJSON);</text:span></text:span></text:p>
      <text:p text:style-name="P31"><text:span text:style-name="Source_20_Text">// </text:span><text:span text:style-name="Source_20_Text"><text:span text:style-name="T15">Reconstruimos el objeto y usamos un metodo para probarlo</text:span></text:span></text:p>
      <text:p text:style-name="P31"><text:span text:style-name="Source_20_Text"><text:span text:style-name="T15">var cocheReconstruido=JSON.parse(textoJSON);</text:span></text:span></text:p>
      <text:p text:style-name="P32"><text:span text:style-name="Source_20_Text"><text:span text:style-name="T15">cocheReconstruido.mostrarCoche();</text:span></text:span></text:p>
      <text:h text:style-name="P45" text:outline-level="1"><text:bookmark-start text:name="__RefHeading___Toc1145_1842068708"/>Material adicional<text:bookmark-end text:name="__RefHeading___Toc1145_1842068708"/></text:h>
      <text:p text:style-name="P23">[1] <text:span text:style-name="T9">Curso de Javascript en Udacity </text:span><text:a xlink:type="simple" xlink:href="https://www.udacity.com/course/javascript-basics--ud804" text:style-name="Internet_20_link" text:visited-style-name="Visited_20_Internet_20_Link"><text:span text:style-name="T9">https://www.udacity.com/course/javascript-basics--ud804</text:span></text:a></text:p>
      <text:p text:style-name="P24">[2] <text:span text:style-name="T16">Trabajando con objetos en Javascript </text:span><text:a xlink:type="simple" xlink:href="https://developer.mozilla.org/es/docs/Web/JavaScript/Guide/Trabajando_con_objectos" text:style-name="Internet_20_link" text:visited-style-name="Visited_20_Internet_20_Link"><text:span text:style-name="T16">https://developer.mozilla.org/es/docs/Web/JavaScript/Guide/Trabajando_con_objectos</text:span></text:a></text:p>
      <text:h text:style-name="P46" text:outline-level="1"><text:bookmark-start text:name="__RefHeading___Toc1147_1842068708"/>Bibliografía<text:bookmark-end text:name="__RefHeading___Toc1147_1842068708"/></text:h>
      <text:p text:style-name="P12">[1] <text:span text:style-name="T10">Referencia Javascript</text:span></text:p>
      <text:p text:style-name="P13"><text:a xlink:type="simple" xlink:href="http://www.w3schools.com/jsref/" text:style-name="Internet_20_link" text:visited-style-name="Visited_20_Internet_20_Link">http://www.w3schools.com/jsref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2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2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7" text:name="NumeroTema"/>
          <text:user-field-decl office:value-type="string" office:string-value="Clases y objetos en Javascrip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Clases y objetos en Javascript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8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3T10:38:38.334391144</meta:creation-date>
    <meta:editing-duration>PT7H30M12S</meta:editing-duration>
    <meta:editing-cycles>81</meta:editing-cycles>
    <meta:generator>LibreOffice/6.3.2.2$Linux_X86_64 LibreOffice_project/30$Build-2</meta:generator>
    <dc:title>Plantilla CEED</dc:title>
    <dc:date>2019-10-11T13:22:18.688743758</dc:date>
    <meta:print-date>2016-11-21T08:53:46.627000000</meta:print-date>
    <meta:document-statistic meta:table-count="0" meta:image-count="2" meta:object-count="0" meta:page-count="8" meta:paragraph-count="177" meta:word-count="981" meta:character-count="7278" meta:non-whitespace-character-count="6350"/>
    <meta:template xlink:type="simple" xlink:actuate="onRequest" xlink:title="Plantilla CEED" xlink:href="../../../../../../Plantilla/Plantilla%20CEED.ott" meta:date="2016-09-23T10:38:38.127433422"/>
  </office:meta>
</office:document-meta>
</file>